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000000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3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31cm" svg:y="8.204cm">
          <draw:text-box>
            <text:p text:style-name="P3"><text:span text:style-name="T2">L</text:span></text:p>
          </draw:text-box>
        </draw:frame>
        <draw:custom-shape draw:style-name="gr1" draw:text-style-name="P1" xml:id="id4" draw:id="id4" draw:layer="layout" svg:width="2.023cm" svg:height="1.79cm" svg:x="3.092cm" svg:y="10.371cm">
          <text:p text:style-name="P1">(4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1cm" svg:y="10.805cm">
          <draw:text-box>
            <text:p text:style-name="P3"><text:span text:style-name="T2">W</text:span></text:p>
          </draw:text-box>
        </draw:frame>
        <draw:custom-shape draw:style-name="gr1" draw:text-style-name="P1" xml:id="id3" draw:id="id3" draw:layer="layout" svg:width="2.023cm" svg:height="1.79cm" svg:x="3.091cm" svg:y="12.972cm">
          <text:p text:style-name="P1">(5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3.406cm">
          <draw:text-box>
            <text:p text:style-name="P3"><text:span text:style-name="T2">W</text:span></text:p>
          </draw:text-box>
        </draw:frame>
        <draw:custom-shape draw:style-name="gr1" draw:text-style-name="P1" xml:id="id2" draw:id="id2" draw:layer="layout" svg:width="2.023cm" svg:height="1.79cm" svg:x="3.091cm" svg:y="15.573cm">
          <text:p text:style-name="P1">(6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1cm" svg:y="16.007cm">
          <draw:text-box>
            <text:p text:style-name="P3"><text:span text:style-name="T2">W</text:span></text:p>
          </draw:text-box>
        </draw:frame>
        <draw:custom-shape draw:style-name="gr1" draw:text-style-name="P1" xml:id="id1" draw:id="id1" draw:layer="layout" svg:width="2.023cm" svg:height="1.79cm" svg:x="3.09cm" svg:y="18.174cm">
          <text:p text:style-name="P1">(7,_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67cm" svg:height="1.119cm" svg:x="5.509cm" svg:y="18.608cm">
          <draw:text-box>
            <text:p text:style-name="P3"><text:span text:style-name="T2">L</text:span></text:p>
          </draw:text-box>
        </draw:frame>
        <draw:connector draw:style-name="gr3" draw:text-style-name="P1" draw:layer="layout" draw:type="curve" svg:x1="3.09cm" svg:y1="19.069cm" svg:x2="3.091cm" svg:y2="16.468cm" draw:start-shape="id1" draw:start-glue-point="6" draw:end-shape="id2" draw:end-glue-point="6" svg:d="M3090 19069c-753 0-753-2601 1-2601" svg:viewBox="0 0 567 2602">
          <text:p/>
        </draw:connector>
        <draw:connector draw:style-name="gr3" draw:text-style-name="P1" draw:layer="layout" draw:type="curve" draw:line-skew="-0.274cm" svg:x1="3.09cm" svg:y1="19.069cm" svg:x2="3.091cm" svg:y2="13.867cm" draw:start-shape="id1" draw:start-glue-point="6" draw:end-shape="id3" draw:end-glue-point="6" svg:d="M3090 19069c-1164 0-1164-5202 1-5202" svg:viewBox="0 0 875 5203">
          <text:p/>
        </draw:connector>
        <draw:connector draw:style-name="gr3" draw:text-style-name="P1" draw:layer="layout" draw:type="curve" draw:line-skew="-0.546cm" svg:x1="3.09cm" svg:y1="19.069cm" svg:x2="3.092cm" svg:y2="11.266cm" draw:start-shape="id1" draw:start-glue-point="6" draw:end-shape="id4" draw:end-glue-point="6" svg:d="M3090 19069c-1572 0-1573-7803 2-7803" svg:viewBox="0 0 1182 78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6:06:12.432943215</dc:date>
    <dc:creator>elucterio </dc:creator>
    <meta:editing-duration>PT45M49S</meta:editing-duration>
    <meta:editing-cycles>22</meta:editing-cycles>
    <meta:generator>LibreOffice/4.2.8.2$Linux_X86_64 LibreOffice_project/420m0$Build-2</meta:generator>
    <meta:document-statistic meta:object-count="17"/>
  </office:meta>
</office:document-meta>
</file>